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officeooo:rsid="00055b27" officeooo:paragraph-rsid="00055b27"/>
    </style:style>
    <style:style style:name="P2" style:family="paragraph" style:parent-style-name="Standard">
      <style:text-properties officeooo:rsid="00055b27" officeooo:paragraph-rsid="00055b27"/>
    </style:style>
    <style:style style:name="P3" style:family="paragraph" style:parent-style-name="Standard">
      <style:paragraph-properties fo:text-align="center" style:justify-single-word="false"/>
      <style:text-properties officeooo:rsid="00055b27" officeooo:paragraph-rsid="00055b27"/>
    </style:style>
    <style:style style:name="P4" style:family="paragraph" style:parent-style-name="Standard">
      <style:text-properties fo:font-style="italic" officeooo:rsid="00055b27" officeooo:paragraph-rsid="00055b27" style:font-style-asian="italic" style:font-style-complex="italic"/>
    </style:style>
    <style:style style:name="P5" style:family="paragraph" style:parent-style-name="Standard">
      <style:text-properties officeooo:rsid="0005dff9" officeooo:paragraph-rsid="0005dff9"/>
    </style:style>
    <style:style style:name="P6" style:family="paragraph" style:parent-style-name="Standard">
      <style:text-properties officeooo:rsid="0005dff9" officeooo:paragraph-rsid="00071057"/>
    </style:style>
    <style:style style:name="P7" style:family="paragraph" style:parent-style-name="Standard">
      <style:text-properties officeooo:rsid="00071057" officeooo:paragraph-rsid="00071057"/>
    </style:style>
    <style:style style:name="P8" style:family="paragraph" style:parent-style-name="Standard">
      <style:text-properties officeooo:rsid="00081dab" officeooo:paragraph-rsid="00081dab"/>
    </style:style>
    <style:style style:name="P9" style:family="paragraph" style:parent-style-name="Standard">
      <style:text-properties officeooo:rsid="0008d4c3" officeooo:paragraph-rsid="0008d4c3"/>
    </style:style>
    <style:style style:name="P10" style:family="paragraph" style:parent-style-name="Standard">
      <style:text-properties officeooo:rsid="000a7ed4" officeooo:paragraph-rsid="000a7ed4"/>
    </style:style>
    <style:style style:name="P11" style:family="paragraph" style:parent-style-name="Standard">
      <style:text-properties officeooo:rsid="000dbc7f" officeooo:paragraph-rsid="000dbc7f"/>
    </style:style>
    <style:style style:name="P12" style:family="paragraph" style:parent-style-name="Standard">
      <style:text-properties officeooo:paragraph-rsid="000a7ed4"/>
    </style:style>
    <style:style style:name="P13" style:family="paragraph" style:parent-style-name="Standard">
      <style:text-properties officeooo:rsid="000fbacf" officeooo:paragraph-rsid="000fbacf"/>
    </style:style>
    <style:style style:name="P14" style:family="paragraph" style:parent-style-name="Standard">
      <style:text-properties officeooo:rsid="00107a92" officeooo:paragraph-rsid="00107a92"/>
    </style:style>
    <style:style style:name="P15" style:family="paragraph" style:parent-style-name="Standard" style:list-style-name="L1">
      <style:text-properties officeooo:rsid="00107a92" officeooo:paragraph-rsid="00107a92"/>
    </style:style>
    <style:style style:name="P16" style:family="paragraph" style:parent-style-name="Standard">
      <style:text-properties officeooo:rsid="0005dff9" officeooo:paragraph-rsid="0005dff9"/>
    </style:style>
    <style:style style:name="P17" style:family="paragraph" style:parent-style-name="Standard">
      <style:text-properties officeooo:rsid="000a7ed4" officeooo:paragraph-rsid="000a7ed4"/>
    </style:style>
    <style:style style:name="P18" style:family="paragraph" style:parent-style-name="Standard">
      <style:text-properties officeooo:rsid="000a7ed4" officeooo:paragraph-rsid="00127d37"/>
    </style:style>
    <style:style style:name="P19" style:family="paragraph" style:parent-style-name="Standard">
      <style:text-properties officeooo:rsid="000a7ed4" officeooo:paragraph-rsid="00143773"/>
    </style:style>
    <style:style style:name="P20" style:family="paragraph" style:parent-style-name="Standard">
      <style:text-properties officeooo:rsid="00127d37" officeooo:paragraph-rsid="00127d37"/>
    </style:style>
    <style:style style:name="T1" style:family="text">
      <style:text-properties style:text-position="super 58%"/>
    </style:style>
    <style:style style:name="T2" style:family="text">
      <style:text-properties officeooo:rsid="00071057"/>
    </style:style>
    <style:style style:name="T3" style:family="text">
      <style:text-properties officeooo:rsid="00081dab"/>
    </style:style>
    <style:style style:name="T4" style:family="text">
      <style:text-properties fo:font-weight="bold" style:font-weight-asian="bold" style:font-weight-complex="bold"/>
    </style:style>
    <style:style style:name="T5" style:family="text">
      <style:text-properties fo:font-weight="bold" officeooo:rsid="00071057" style:font-weight-asian="bold" style:font-weight-complex="bold"/>
    </style:style>
    <style:style style:name="T6" style:family="text">
      <style:text-properties fo:font-weight="bold" officeooo:rsid="00081dab" style:font-weight-asian="bold" style:font-weight-complex="bold"/>
    </style:style>
    <style:style style:name="T7" style:family="text">
      <style:text-properties officeooo:rsid="0008d4c3"/>
    </style:style>
    <style:style style:name="T8" style:family="text">
      <style:text-properties officeooo:rsid="000a7ed4"/>
    </style:style>
    <style:style style:name="T9" style:family="text">
      <style:text-properties officeooo:rsid="000dbc7f"/>
    </style:style>
    <style:style style:name="T10" style:family="text">
      <style:text-properties style:font-name="Courier New"/>
    </style:style>
    <style:style style:name="T11" style:family="text">
      <style:text-properties style:font-name="Courier New" fo:font-size="12pt" style:font-size-asian="12pt" style:font-size-complex="12pt"/>
    </style:style>
    <style:style style:name="T12" style:family="text">
      <style:text-properties style:font-name="Courier New" fo:font-size="12pt" officeooo:rsid="000a7ed4" style:font-size-asian="12pt" style:font-size-complex="12pt"/>
    </style:style>
    <style:style style:name="T13" style:family="text">
      <style:text-properties officeooo:rsid="000fbacf"/>
    </style:style>
    <style:style style:name="T14" style:family="text">
      <style:text-properties style:text-position="0% 100%" officeooo:rsid="000a7ed4"/>
    </style:style>
    <style:style style:name="T15" style:family="text">
      <style:text-properties style:text-position="0% 100%" officeooo:rsid="000fbacf"/>
    </style:style>
    <style:style style:name="T16" style:family="text">
      <style:text-properties officeooo:rsid="00107a92"/>
    </style:style>
    <style:style style:name="T17" style:family="text">
      <style:text-properties officeooo:rsid="0010bbc0"/>
    </style:style>
    <style:style style:name="T18" style:family="text">
      <style:text-properties officeooo:rsid="001242ea"/>
    </style:style>
    <style:style style:name="T19" style:family="text">
      <style:text-properties officeooo:rsid="00127d37"/>
    </style:style>
    <style:style style:name="T20" style:family="text">
      <style:text-properties officeooo:rsid="0014377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Wildcard</text:span> Sets</text:p>
      <text:p text:style-name="P3">by Sven Nilsen, 2020</text:p>
      <text:p text:style-name="P2"/>
      <text:p text:style-name="P4">In this paper I represent sets that match any set under set equality of undecidable infinitesimals.</text:p>
      <text:p text:style-name="P2"/>
      <text:p text:style-name="P5">An undecidable infinitesimal `x` has the property:</text:p>
      <text:p text:style-name="P5"/>
      <text:p text:style-name="P5"><text:tab/>f(x) ¬= f(x + ε)<text:tab/>∨<text:tab/>f(x) ¬= f(x – ε)</text:p>
      <text:p text:style-name="P5"/>
      <text:p text:style-name="P5"><text:tab/>f : real → bool</text:p>
      <text:p text:style-name="P5"><text:tab/>ε : real</text:p>
      <text:p text:style-name="P5"><text:tab/>ε<text:span text:style-name="T1">2</text:span> = 0</text:p>
      <text:p text:style-name="P5"/>
      <text:p text:style-name="P6">There are <text:span text:style-name="T2">infinite number of</text:span> sets that have this property <text:span text:style-name="T2">everywhere, called “wildcard sets”</text:span>.</text:p>
      <text:p text:style-name="P6"/>
      <text:p text:style-name="P6"><text:span text:style-name="T2">In order to describe wildcard sets, one can define how these sets are constructed locally at infinitesimal level. Each position is separated from the previous one with an infinitesimal `</text:span>ε<text:span text:style-name="T2">`.</text:span></text:p>
      <text:p text:style-name="P6"/>
      <text:p text:style-name="P7">The two most obvious wildcard sets are:</text:p>
      <text:p text:style-name="P5"/>
      <text:p text:style-name="P5"><text:tab/>…<text:span text:style-name="T5">0</text:span><text:span text:style-name="T2">10101010101…<text:tab/><text:tab/>f(0) = 0</text:span></text:p>
      <text:p text:style-name="P5"><text:tab/>…<text:span text:style-name="T5">1</text:span><text:span text:style-name="T2">01010101010…<text:tab/><text:tab/>f(0) = 1</text:span></text:p>
      <text:p text:style-name="P5"/>
      <text:p text:style-name="P8">The <text:span text:style-name="T4">bold digit</text:span> is which value the set returns for `0`.</text:p>
      <text:p text:style-name="P5"/>
      <text:p text:style-name="P7">The two sets above <text:span text:style-name="T3">are the only sets who undecidable infinitesimals are bidirectional everywhere.</text:span></text:p>
      <text:p text:style-name="P8">This means that at every position, the value varies both to the left and to the right.</text:p>
      <text:p text:style-name="P9">Notice that one can construct one set from the other by either flipping all bits or shifting one position.</text:p>
      <text:p text:style-name="P7"/>
      <text:p text:style-name="P9">There are four wildcard sets that are unidirectional everywhere.</text:p>
      <text:p text:style-name="P9">This means that at every position, the value varies to the left or to the right, but not both:</text:p>
      <text:p text:style-name="P7"/>
      <text:p text:style-name="P7"><text:tab/>…<text:span text:style-name="T6">0</text:span><text:span text:style-name="T3">11001100110…</text:span></text:p>
      <text:p text:style-name="P7"><text:tab/>…<text:span text:style-name="T6">1</text:span><text:span text:style-name="T3">00110011001…</text:span></text:p>
      <text:p text:style-name="P7"><text:tab/>…0<text:span text:style-name="T4">1</text:span>1001100110…</text:p>
      <text:p text:style-name="P7"><text:tab/>…1<text:span text:style-name="T4">0</text:span>0110011001…</text:p>
      <text:p text:style-name="P5"/>
      <text:p text:style-name="P9">Notice that these sets can be constructed from any one of them by shifting up to 3 times left or right.</text:p>
      <text:p text:style-name="P5"/>
      <text:p text:style-name="P10">To make it easier to reason about wildcard sets, one can use <text:span text:style-name="T19">four</text:span> letters `U, D, <text:span text:style-name="T19">B, T</text:span>`:</text:p>
      <text:p text:style-name="P5"/>
      <text:p text:style-name="P5"><text:tab/><text:span text:style-name="T7">U = 01<text:tab/><text:tab/>“up”</text:span></text:p>
      <text:p text:style-name="P5"><text:tab/><text:span text:style-name="T7">D = 10<text:tab/><text:tab/>“down”</text:span></text:p>
      <text:p text:style-name="P5"><text:tab/><text:span text:style-name="T19">B = 00<text:tab/><text:tab/>“bottom”</text:span></text:p>
      <text:p text:style-name="P5"><text:tab/><text:span text:style-name="T19">T = 11<text:tab/><text:tab/>“top”</text:span></text:p>
      <text:p text:style-name="P5"/>
      <text:p text:style-name="P20"><text:soft-page-break/>There are 10 valid ways to put these four letters together:</text:p>
      <text:p text:style-name="P18"/>
      <text:p text:style-name="P18"><text:tab/><text:span text:style-name="T19">UU<text:tab/>0101</text:span></text:p>
      <text:p text:style-name="P18"><text:tab/><text:span text:style-name="T19">DD<text:tab/>1010</text:span></text:p>
      <text:p text:style-name="P10"><text:tab/><text:span text:style-name="T19">UD<text:tab/>0110</text:span></text:p>
      <text:p text:style-name="P10"><text:tab/><text:span text:style-name="T19">DU<text:tab/>1001</text:span></text:p>
      <text:p text:style-name="P10"><text:tab/><text:span text:style-name="T19">UB<text:tab/>0100</text:span></text:p>
      <text:p text:style-name="P10"><text:tab/><text:span text:style-name="T19">TU<text:tab/>1101</text:span></text:p>
      <text:p text:style-name="P10"><text:tab/><text:span text:style-name="T19">DT<text:tab/>1011</text:span></text:p>
      <text:p text:style-name="P10"><text:tab/><text:span text:style-name="T19">BD<text:tab/>0010</text:span></text:p>
      <text:p text:style-name="P10"><text:tab/><text:span text:style-name="T19">BT<text:tab/>0011</text:span></text:p>
      <text:p text:style-name="P10"><text:tab/><text:span text:style-name="T19">TB<text:tab/>1100</text:span></text:p>
      <text:p text:style-name="P10"/>
      <text:p text:style-name="P20">To the right, one can make these choices:</text:p>
      <text:p text:style-name="P10"/>
      <text:p text:style-name="P10"><text:tab/><text:span text:style-name="T19">U<text:tab/>U, D, B</text:span></text:p>
      <text:p text:style-name="P10"><text:tab/><text:span text:style-name="T19">D<text:tab/>U, D, T</text:span></text:p>
      <text:p text:style-name="P10"><text:tab/><text:span text:style-name="T19">B<text:tab/>D, T</text:span></text:p>
      <text:p text:style-name="P10"><text:tab/><text:span text:style-name="T19">T<text:tab/>U, B</text:span></text:p>
      <text:p text:style-name="P10"/>
      <text:p text:style-name="P20">To the left, one can make these choices:</text:p>
      <text:p text:style-name="P20"/>
      <text:p text:style-name="P20"><text:tab/><text:span text:style-name="T20">U, D, T </text:span><text:tab/><text:span text:style-name="T20">U</text:span></text:p>
      <text:p text:style-name="P20"><text:tab/><text:span text:style-name="T20">U, D, B</text:span><text:tab/><text:span text:style-name="T20">D</text:span></text:p>
      <text:p text:style-name="P20"><text:tab/><text:span text:style-name="T20">U, T</text:span><text:tab/><text:tab/><text:span text:style-name="T20">B</text:span></text:p>
      <text:p text:style-name="P20"><text:tab/><text:span text:style-name="T20">D, B</text:span><text:tab/><text:tab/><text:span text:style-name="T20">T</text:span></text:p>
      <text:p text:style-name="P10"/>
      <text:p text:style-name="P19">Any wildcard set can be constructed <text:span text:style-name="T20">using this method.</text:span></text:p>
      <text:p text:style-name="P19"/>
      <text:p text:style-name="P19"><text:span text:style-name="T20">Since the two letters `U` and `D` are isomorphic to bits, it means that there are at least as many wildcard sets as there are ways to define sets of real numbers. While the set of wildcard sets is a subset of the powerset of sets of real numbers, this subset is not smaller than the entire powerset. With other words, the powerset of sets of real numbers can be thought of as containing itself.</text:span></text:p>
      <text:p text:style-name="P10"/>
      <text:p text:style-name="P10">In any wildcard set, the number of zeroes is equal to the number of ones.</text:p>
      <text:p text:style-name="P10"/>
      <text:p text:style-name="P11">All wildcard sets have the same properties with respect to <text:span text:style-name="T13">set equality with </text:span>undecidable infinitesimals.</text:p>
      <text:p text:style-name="P13">Here, the `&lt;=&gt;` operator is changed from functional equality to describe this kind of set equality.</text:p>
      <text:p text:style-name="P13">Using any wildcard set, one can prove that `\false` equals `\true`:</text:p>
      <text:p text:style-name="P10"/>
      <text:p text:style-name="P12"><text:span text:style-name="T11">∵</text:span><text:span text:style-name="T8"><text:tab/>∀ w : wildcard { \false &lt;=&gt; w</text:span><text:span text:style-name="T14"> </text:span><text:span text:style-name="T15">}</text:span></text:p>
      <text:p text:style-name="P12"><text:span text:style-name="T12">∵</text:span><text:span text:style-name="T8"><text:tab/>∀ w : wildcard { \true &lt;=&gt; w</text:span><text:span text:style-name="T14"> </text:span><text:span text:style-name="T15">}</text:span></text:p>
      <text:p text:style-name="P10"/>
      <text:p text:style-name="P10"><text:span text:style-name="T10">∴</text:span><text:tab/>∀ _<text:span text:style-name="T13"> : wildcard { \false &lt;=&gt; \true }</text:span></text:p>
      <text:p text:style-name="P10"/>
      <text:p text:style-name="P10"><text:tab/><text:span text:style-name="T13">wildcard : (real → bool) → bool</text:span></text:p>
      <text:p text:style-name="P10"/>
      <text:p text:style-name="P13">The same holds for any set of real numbers. <text:span text:style-name="T16">A wildcard set collapses the consistency of proofs.</text:span></text:p>
      <text:p text:style-name="P13"/>
      <text:p text:style-name="P14"><text:soft-page-break/>This might seem like a huge problem. However, I claim wildcard sets are not a problem, because:</text:p>
      <text:p text:style-name="P14"/>
      <text:list xml:id="list696113898208596953" text:style-name="L1">
        <text:list-item>
          <text:p text:style-name="P15">Wildcard sets are impossible to construct using a <text:span text:style-name="T17">decidable</text:span> algorithm <text:span text:style-name="T18">(conjecture)</text:span></text:p>
        </text:list-item>
        <text:list-item>
          <text:p text:style-name="P15">There exists no decidable algorithm for determining all wildcard sets <text:span text:style-name="T18">(conjecture)</text:span></text:p>
        </text:list-item>
        <text:list-item>
          <text:p text:style-name="P15">Proofs that prove inconsistency without wildcard sets are uncountable infinite <text:span text:style-name="T18">(conjecture)</text:span></text:p>
        </text:list-item>
      </text:list>
      <text:p text:style-name="P14"/>
      <text:p text:style-name="P14">So, although it is true that <text:span text:style-name="T17">generalizing propositional logic to undecidable infinitesimals is inconsistent from a classical point of view, this does not lead to inconsistent proofs constructive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3T12:49:00.749125000</meta:creation-date>
    <dc:date>2020-01-13T23:10:46.337157000</dc:date>
    <meta:editing-duration>PT11M56S</meta:editing-duration>
    <meta:editing-cycles>3</meta:editing-cycles>
    <meta:generator>LibreOffice/5.1.2.2$MacOSX_X86_64 LibreOffice_project/d3bf12ecb743fc0d20e0be0c58ca359301eb705f</meta:generator>
    <meta:document-statistic meta:table-count="0" meta:image-count="0" meta:object-count="0" meta:page-count="3" meta:paragraph-count="66" meta:word-count="608" meta:character-count="3292" meta:non-whitespace-character-count="2710"/>
  </office:meta>
</office:document-meta>
</file>